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A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loadValidationClass(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orAction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setJsFunction( String js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Action.executeValidationMethod( Field field , Map params , ValidatorResults results , int po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ValidatorAction.setJavascript( String java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idatorAction.getMethod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setJsFunctionName( String js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handleIndexedField( Field field , int pos , Object [ ] param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idatorActio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isValid( Objec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A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Action.readJavascriptFile( String javascriptFil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ValidatorAc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generateJ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Action.setDepends( String depen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Action.getClassLoader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Action.getJsFun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loadJavascriptFun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idatorAction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getDep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getValidationClassInsta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orAction.onlyReturnErrors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Action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getParameterValues(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Action.getDependenc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Action.loadValidation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Ac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loadParameterClasses( ClassLoader 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Ac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setMethodParams( String method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orAc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isDependency( String valida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javascriptAlready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Action.formatJavascriptFi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